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dc222" officeooo:paragraph-rsid="001dc222"/>
    </style:style>
    <style:style style:name="P2" style:family="paragraph" style:parent-style-name="Standard" style:list-style-name="L1">
      <style:text-properties officeooo:rsid="001efdac" officeooo:paragraph-rsid="001efdac"/>
    </style:style>
    <style:style style:name="P3" style:family="paragraph" style:parent-style-name="Standard">
      <style:text-properties officeooo:rsid="001efdac" officeooo:paragraph-rsid="001efdac"/>
    </style:style>
    <style:style style:name="P4" style:family="paragraph" style:parent-style-name="Standard" style:list-style-name="L3">
      <style:text-properties officeooo:paragraph-rsid="001dc222"/>
    </style:style>
    <style:style style:name="P5" style:family="paragraph" style:parent-style-name="Standard" style:list-style-name="L1">
      <style:text-properties officeooo:rsid="001fe0ba" officeooo:paragraph-rsid="001fe0ba"/>
    </style:style>
    <style:style style:name="P6" style:family="paragraph" style:parent-style-name="Standard" style:list-style-name="L1">
      <style:text-properties officeooo:rsid="001ff8a8" officeooo:paragraph-rsid="001ff8a8"/>
    </style:style>
    <style:style style:name="P7" style:family="paragraph" style:parent-style-name="Standard">
      <style:text-properties officeooo:rsid="001ff8a8" officeooo:paragraph-rsid="001ff8a8"/>
    </style:style>
    <style:style style:name="P8" style:family="paragraph" style:parent-style-name="Standard" style:list-style-name="L1">
      <style:text-properties officeooo:rsid="0020e0a3" officeooo:paragraph-rsid="0020e0a3"/>
    </style:style>
    <style:style style:name="P9" style:family="paragraph" style:parent-style-name="Standard" style:list-style-name="L1">
      <style:text-properties officeooo:rsid="0027c7f6" officeooo:paragraph-rsid="0027c7f6"/>
    </style:style>
    <style:style style:name="P10" style:family="paragraph" style:parent-style-name="Standard" style:list-style-name="L1">
      <style:text-properties officeooo:rsid="00296f2b" officeooo:paragraph-rsid="00296f2b"/>
    </style:style>
    <style:style style:name="P11" style:family="paragraph" style:parent-style-name="Standard" style:list-style-name="L1">
      <style:text-properties officeooo:rsid="0029aeb4" officeooo:paragraph-rsid="0029aeb4"/>
    </style:style>
    <style:style style:name="P12" style:family="paragraph" style:parent-style-name="Standard" style:list-style-name="L1">
      <style:text-properties officeooo:rsid="002c9ad8" officeooo:paragraph-rsid="002c9ad8"/>
    </style:style>
    <style:style style:name="T1" style:family="text">
      <style:text-properties officeooo:rsid="001dc222"/>
    </style:style>
    <style:style style:name="T2" style:family="text">
      <style:text-properties officeooo:rsid="001ff8a8"/>
    </style:style>
    <style:style style:name="T3" style:family="text">
      <style:text-properties officeooo:rsid="002c9a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3">
        <text:list-item>
          <text:p text:style-name="P4"><text:span text:style-name="T1">Parts</text:span></text:p>
        </text:list-item>
      </text:list>
      <text:list text:style-name="L1">
        <text:list-item>
          <text:list>
            <text:list-item>
              <text:p text:style-name="P1">Pages</text:p>
            </text:list-item>
            <text:list-item>
              <text:p text:style-name="P2">Accounts</text:p>
            </text:list-item>
            <text:list-item>
              <text:p text:style-name="P2">Database</text:p>
            </text:list-item>
            <text:list-item>
              <text:p text:style-name="P2">Content</text:p>
            </text:list-item>
            <text:list-item>
              <text:p text:style-name="P2">Purposes/<text:span text:style-name="T2">Functions</text:span></text:p>
            </text:list-item>
          </text:list>
        </text:list-item>
      </text:list>
      <text:p text:style-name="P3"/>
      <text:list text:continue-numbering="true" text:style-name="L1">
        <text:list-item>
          <text:p text:style-name="P6">Functions</text:p>
          <text:list>
            <text:list-item>
              <text:p text:style-name="P6">Organize information</text:p>
            </text:list-item>
            <text:list-item>
              <text:p text:style-name="P6">Collect information</text:p>
            </text:list-item>
            <text:list-item>
              <text:p text:style-name="P6">Back up information</text:p>
            </text:list-item>
            <text:list-item>
              <text:p text:style-name="P6">Collect information</text:p>
            </text:list-item>
            <text:list-item>
              <text:p text:style-name="P6">Summarize perspectives</text:p>
            </text:list-item>
          </text:list>
        </text:list-item>
      </text:list>
      <text:p text:style-name="P7"/>
      <text:list text:continue-numbering="true" text:style-name="L1">
        <text:list-item>
          <text:p text:style-name="P5">Pages</text:p>
          <text:list>
            <text:list-item>
              <text:p text:style-name="P9">Questions</text:p>
              <text:list>
                <text:list-item>
                  <text:p text:style-name="P9">Do the main pages have dropdowns for subpages?</text:p>
                </text:list-item>
                <text:list-item>
                  <text:p text:style-name="P10">Site navigation design</text:p>
                </text:list-item>
                <text:list-item>
                  <text:p text:style-name="P11">Different screen factors</text:p>
                  <text:list>
                    <text:list-item>
                      <text:p text:style-name="P11">Screen size</text:p>
                    </text:list-item>
                    <text:list-item>
                      <text:p text:style-name="P11">Platform (PC/Tablet/Phones)</text:p>
                    </text:list-item>
                  </text:list>
                </text:list-item>
              </text:list>
            </text:list-item>
            <text:list-item>
              <text:p text:style-name="P5">What affects pages</text:p>
              <text:list>
                <text:list-item>
                  <text:p text:style-name="P5">User type</text:p>
                  <text:list>
                    <text:list-item>
                      <text:p text:style-name="P12">First visitor (Can you identify this? How do cookies work?)</text:p>
                    </text:list-item>
                    <text:list-item>
                      <text:p text:style-name="P6">Guest</text:p>
                    </text:list-item>
                    <text:list-item>
                      <text:p text:style-name="P6">User</text:p>
                    </text:list-item>
                    <text:list-item>
                      <text:p text:style-name="P6">Contributor</text:p>
                    </text:list-item>
                  </text:list>
                </text:list-item>
                <text:list-item>
                  <text:p text:style-name="P5">User settings</text:p>
                </text:list-item>
              </text:list>
            </text:list-item>
            <text:list-item>
              <text:p text:style-name="P5">Main pages (navbar)</text:p>
              <text:list>
                <text:list-item>
                  <text:p text:style-name="P5">Home</text:p>
                </text:list-item>
                <text:list-item>
                  <text:p text:style-name="P5">Timelines</text:p>
                </text:list-item>
                <text:list-item>
                  <text:p text:style-name="P5">Library</text:p>
                </text:list-item>
                <text:list-item>
                  <text:p text:style-name="P5">Forums</text:p>
                </text:list-item>
                <text:list-item>
                  <text:p text:style-name="P5">Contribute</text:p>
                </text:list-item>
              </text:list>
            </text:list-item>
            <text:list-item>
              <text:p text:style-name="P5">Subpages</text:p>
              <text:list>
                <text:list-item>
                  <text:p text:style-name="P5">Account Page</text:p>
                </text:list-item>
                <text:list-item>
                  <text:p text:style-name="P5">Timeline Page</text:p>
                </text:list-item>
                <text:list-item>
                  <text:p text:style-name="P5">Content page</text:p>
                </text:list-item>
                <text:list-item>
                  <text:p text:style-name="P5">Page presets</text:p>
                  <text:list>
                    <text:list-item>
                      <text:p text:style-name="P5">Titled text (ex. About page)</text:p>
                    </text:list-item>
                  </text:list>
                </text:list-item>
                <text:list-item>
                  <text:p text:style-name="P5">Upload Page</text:p>
                </text:list-item>
                <text:list-item>
                  <text:p text:style-name="P8">Account creation page</text:p>
                </text:list-item>
                <text:list-item>
                  <text:p text:style-name="P8">Contributor page</text:p>
                </text:list-item>
                <text:list-item>
                  <text:p text:style-name="P8">About/Rul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5:52:00.573402627</meta:creation-date>
    <meta:generator>LibreOffice/24.2.3.2$Linux_X86_64 LibreOffice_project/420$Build-2</meta:generator>
    <dc:date>2024-07-03T22:46:21.362860405</dc:date>
    <meta:editing-duration>PT4H35M54S</meta:editing-duration>
    <meta:editing-cycles>10</meta:editing-cycles>
    <meta:document-statistic meta:table-count="0" meta:image-count="0" meta:object-count="0" meta:page-count="1" meta:paragraph-count="42" meta:word-count="130" meta:character-count="663" meta:non-whitespace-character-count="617"/>
  </office:meta>
</office:document-meta>
</file>